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3937007874014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cfe7f5" gnm:background-colour="#cfe7f5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6" style:family="table-cell" style:data-style-name="General">
      <style:table-cell-properties fo:background-color="#cfe7f5" gnm:background-colour="#cfe7f5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3.61259842519686pt" style:use-optimal-column-width="true"/>
    </style:style>
    <style:style style:name="ACOL-2" style:family="table-column">
      <style:table-column-properties style:column-width="86.2015748031496pt" style:use-optimal-column-width="true"/>
    </style:style>
    <style:style style:name="ACOL-3" style:family="table-column">
      <style:table-column-properties style:column-width="161.4047244094488pt" style:use-optimal-column-width="true"/>
    </style:style>
    <style:style style:name="ACOL-4" style:family="table-column">
      <style:table-column-properties style:column-width="64.00629921259842pt" style:use-optimal-column-width="true"/>
    </style:style>
    <style:style style:name="ACOL-5" style:family="table-column">
      <style:table-column-properties style:column-width="153.5527559055118pt" style:use-optimal-column-width="true"/>
    </style:style>
    <style:style style:name="ACOL-6" style:family="table-column"/>
    <style:style style:name="ACOL-7" style:family="table-column">
      <style:table-column-properties style:column-width="126.75pt" style:use-optimal-column-width="false"/>
    </style:style>
    <style:style style:name="ACOL-8" style:family="table-column">
      <style:table-column-properties style:column-width="255pt" style:use-optimal-column-width="false"/>
    </style:style>
    <style:style style:name="ACOL-9" style:family="table-column">
      <style:table-column-properties style:column-width="90.7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642519685039371pt" style:use-optimal-row-height="true"/>
    </style:style>
    <style:style style:name="AROW-3" style:family="table-row"/>
    <style:style style:name="AROW-4" style:family="table-row">
      <style:table-row-properties style:row-height="12.81259842519685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spaldo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4"/>
        <table:table-column table:style-name="ACOL-0"/>
        <table:table-column table:style-name="ACOL-0" table:number-columns-repeated="121"/>
        <table:table-row table:style-name="AROW-0">
          <table:table-cell table:style-name="ACE-0" office:value-type="string">
            <text:p>Nombre de persona</text:p>
          </table:table-cell>
          <table:table-cell table:style-name="ACE-0" office:value-type="string">
            <text:p>Requiere respaldo</text:p>
          </table:table-cell>
          <table:table-cell table:style-name="ACE-0" office:value-type="string">
            <text:p>Carpetas a respaldar</text:p>
          </table:table-cell>
          <table:table-cell table:style-name="ACE-0" office:value-type="string">
            <text:p>Estado</text:p>
          </table:table-cell>
          <table:table-cell table:style-name="ACE-0" office:value-type="string">
            <text:p>Responsable de ejecutar proceso</text:p>
          </table:table-cell>
          <table:table-cell table:number-columns-repeated="123" table:style-name="ACE-4"/>
        </table:table-row>
        <table:table-row table:style-name="AROW-1">
          <table:table-cell table:style-name="ACE-1" office:value-type="string">
            <text:p>Rosalinda Gonzales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/wamp/www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ACE-4" office:value-type="string">
            <text:p>ok</text:p>
          </table:table-cell>
          <table:table-cell table:style-name="ACE-4" office:value-type="string">
            <text:p>todo completo</text:p>
          </table:table-cell>
          <table:table-cell table:number-columns-repeated="121" table:style-name="ACE-4"/>
        </table:table-row>
        <table:table-row table:style-name="AROW-1">
          <table:table-cell table:style-name="ACE-1" office:value-type="string">
            <text:p>David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ACE-4"/>
        </table:table-row>
        <table:table-row table:style-name="AROW-1">
          <table:table-cell table:style-name="ACE-1" office:value-type="string">
            <text:p>Jorge Valdez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c:qualtop | archivos de outlook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ACE-4" office:value-type="string">
            <text:p>ok</text:p>
          </table:table-cell>
          <table:table-cell table:style-name="ACE-4" office:value-type="string">
            <text:p>todo completo</text:p>
          </table:table-cell>
          <table:table-cell table:number-columns-repeated="121" table:style-name="ACE-4"/>
        </table:table-row>
        <table:table-row table:style-name="AROW-2">
          <table:table-cell table:style-name="ACE-1" office:value-type="string">
            <text:p>Nestor Castor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ACE-4"/>
        </table:table-row>
        <table:table-row table:style-name="AROW-2">
          <table:table-cell table:style-name="ACE-1" office:value-type="string">
            <text:p>Rene Alfaro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ACE-4"/>
        </table:table-row>
        <table:table-row table:style-name="AROW-2">
          <table:table-cell table:style-name="ACE-1" office:value-type="string">
            <text:p>Marco Antonio Vazquez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ACE-4"/>
        </table:table-row>
        <table:table-row table:style-name="AROW-2">
          <table:table-cell table:style-name="ACE-1" office:value-type="string">
            <text:p>Gisselle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ACE-4"/>
        </table:table-row>
        <table:table-row table:style-name="AROW-2">
          <table:table-cell table:style-name="ACE-1" office:value-type="string">
            <text:p>Raymundo Zuniga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ACE-4"/>
        </table:table-row>
        <table:table-row table:style-name="AROW-0">
          <table:table-cell table:style-name="ACE-1" office:value-type="string">
            <text:p>Brenda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carpeta outlook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ACE-4" office:value-type="string">
            <text:p>no aparece</text:p>
          </table:table-cell>
          <table:table-cell table:number-columns-repeated="122" table:style-name="ACE-4"/>
        </table:table-row>
        <table:table-row table:style-name="AROW-0">
          <table:table-cell table:style-name="ACE-2" office:value-type="string">
            <text:p>Mariana Garcia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 outlook,sye,qualtop</text:p>
          </table:table-cell>
          <table:table-cell table:style-name="ACE-2" office:value-type="string">
            <text:p>faltan outlook</text:p>
          </table:table-cell>
          <table:table-cell table:style-name="ACE-0" office:value-type="string">
            <text:p>jovanny Zepeda</text:p>
          </table:table-cell>
          <table:table-cell table:number-columns-repeated="123" table:style-name="ACE-4"/>
        </table:table-row>
        <table:table-row table:style-name="AROW-1">
          <table:table-cell table:style-name="ACE-1" office:value-type="string">
            <text:p>guadalupe hernandez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carpeta outlook,lupita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Samuel Reyna</text:p>
          </table:table-cell>
          <table:table-cell table:style-name="ACE-4" office:value-type="string">
            <text:p>ok</text:p>
          </table:table-cell>
          <table:table-cell table:style-name="ACE-4" office:value-type="string">
            <text:p>falta la carpeta nombre+1</text:p>
          </table:table-cell>
          <table:table-cell table:number-columns-repeated="121" table:style-name="ACE-4"/>
        </table:table-row>
        <table:table-row table:style-name="AROW-2">
          <table:table-cell table:style-name="ACE-2" office:value-type="string">
            <text:p>luis miguel angulo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 correo</text:p>
          </table:table-cell>
          <table:table-cell table:style-name="ACE-2" office:value-type="string">
            <text:p>N/A</text:p>
          </table:table-cell>
          <table:table-cell table:style-name="ACE-0" office:value-type="string">
            <text:p>Samuel Reyna</text:p>
          </table:table-cell>
          <table:table-cell table:number-columns-repeated="123" table:style-name="ACE-4"/>
        </table:table-row>
        <table:table-row table:style-name="AROW-0">
          <table:table-cell table:style-name="ACE-2" office:value-type="string">
            <text:p>rocio valle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 respaldo rocio, outlook</text:p>
          </table:table-cell>
          <table:table-cell table:style-name="ACE-2" office:value-type="string">
            <text:p>Partes</text:p>
          </table:table-cell>
          <table:table-cell table:style-name="ACE-0" office:value-type="string">
            <text:p>Samuel Reyna</text:p>
          </table:table-cell>
          <table:table-cell table:number-columns-repeated="123" table:style-name="ACE-4"/>
        </table:table-row>
        <table:table-row table:style-name="AROW-2">
          <table:table-cell table:style-name="ACE-2" office:value-type="string">
            <text:p>Jose Flores </text:p>
          </table:table-cell>
          <table:table-cell table:style-name="ACE-2" office:value-type="string">
            <text:p>Si </text:p>
          </table:table-cell>
          <table:table-cell table:style-name="ACE-2" office:value-type="string">
            <text:p>Carpetas a respaldo pepe,outlook</text:p>
          </table:table-cell>
          <table:table-cell table:style-name="ACE-2" office:value-type="string">
            <text:p>N/A</text:p>
          </table:table-cell>
          <table:table-cell table:style-name="ACE-0" office:value-type="string">
            <text:p>Samuel Reyna</text:p>
          </table:table-cell>
          <table:table-cell table:number-columns-repeated="123" table:style-name="ACE-4"/>
        </table:table-row>
        <table:table-row table:style-name="AROW-1">
          <table:table-cell table:style-name="ACE-2" office:value-type="string">
            <text:p>angelica sanchez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 qualtop,outlook</text:p>
          </table:table-cell>
          <table:table-cell table:style-name="ACE-2" office:value-type="string">
            <text:p>Completo</text:p>
          </table:table-cell>
          <table:table-cell table:style-name="ACE-0" office:value-type="string">
            <text:p>Samuel Reyna</text:p>
          </table:table-cell>
          <table:table-cell table:style-name="ACE-4" office:value-type="string">
            <text:p>ok</text:p>
          </table:table-cell>
          <table:table-cell table:style-name="ACE-4" office:value-type="string">
            <text:p>todo completo</text:p>
          </table:table-cell>
          <table:table-cell table:number-columns-repeated="121" table:style-name="ACE-4"/>
        </table:table-row>
        <table:table-row table:style-name="AROW-2">
          <table:table-cell table:style-name="ACE-1" office:value-type="string">
            <text:p>garardo axel alba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ACE-4"/>
        </table:table-row>
        <table:table-row table:style-name="AROW-2">
          <table:table-cell table:style-name="ACE-1" office:value-type="string">
            <text:p>armando esparza garcia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ACE-4"/>
        </table:table-row>
        <table:table-row table:style-name="AROW-0">
          <table:table-cell table:style-name="ACE-1" office:value-type="string">
            <text:p>jorge perales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N/A</text:p>
          </table:table-cell>
          <table:table-cell table:style-name="ACE-0"/>
          <table:table-cell table:number-columns-repeated="123" table:style-name="ACE-4"/>
        </table:table-row>
        <table:table-row table:style-name="AROW-2">
          <table:table-cell table:style-name="ACE-2" office:value-type="string">
            <text:p>jose luis florez uribe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 correo mis documentos escritorio</text:p>
          </table:table-cell>
          <table:table-cell table:style-name="ACE-2" office:value-type="string">
            <text:p>No realizado</text:p>
          </table:table-cell>
          <table:table-cell table:style-name="ACE-0" office:value-type="string">
            <text:p>Samuel Reyna</text:p>
          </table:table-cell>
          <table:table-cell table:number-columns-repeated="123" table:style-name="ACE-4"/>
        </table:table-row>
        <table:table-row table:style-name="AROW-1">
          <table:table-cell table:style-name="ACE-1" office:value-type="string">
            <text:p>rodrigo toledo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carpetas outlook,skype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ACE-4" office:value-type="string">
            <text:p>solo primera</text:p>
          </table:table-cell>
          <table:table-cell table:style-name="ACE-4" office:value-type="string">
            <text:p>falta nonbre+1</text:p>
          </table:table-cell>
          <table:table-cell table:number-columns-repeated="121" table:style-name="ACE-4"/>
        </table:table-row>
        <table:table-row table:style-name="AROW-1">
          <table:table-cell table:style-name="ACE-1" office:value-type="string">
            <text:p>Lizetthe</text:p>
          </table:table-cell>
          <table:table-cell table:style-name="ACE-1" office:value-type="string">
            <text:p>si</text:p>
          </table:table-cell>
          <table:table-cell table:style-name="ACE-1" office:value-type="string">
            <text:p>Correo , escritorio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ACE-4" office:value-type="string">
            <text:p>ok</text:p>
          </table:table-cell>
          <table:table-cell table:style-name="ACE-4" office:value-type="string">
            <text:p>completo</text:p>
          </table:table-cell>
          <table:table-cell table:number-columns-repeated="121" table:style-name="ACE-4"/>
        </table:table-row>
        <table:table-row table:style-name="AROW-1">
          <table:table-cell table:style-name="ACE-2" office:value-type="string">
            <text:p>andrea cruz</text:p>
          </table:table-cell>
          <table:table-cell table:style-name="ACE-2" office:value-type="string">
            <text:p>si</text:p>
          </table:table-cell>
          <table:table-cell table:style-name="ACE-2" office:value-type="string">
            <text:p>carpetas outlook,andrea</text:p>
          </table:table-cell>
          <table:table-cell table:style-name="ACE-2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ACE-4" office:value-type="string">
            <text:p>ok</text:p>
          </table:table-cell>
          <table:table-cell table:style-name="ACE-4" office:value-type="string">
            <text:p>falta la carpeta nombre+2</text:p>
          </table:table-cell>
          <table:table-cell table:number-columns-repeated="121" table:style-name="ACE-4"/>
        </table:table-row>
        <table:table-row table:style-name="AROW-1">
          <table:table-cell table:style-name="ACE-1" office:value-type="string">
            <text:p>armando castro</text:p>
          </table:table-cell>
          <table:table-cell table:style-name="ACE-1" office:value-type="string">
            <text:p>si</text:p>
          </table:table-cell>
          <table:table-cell table:style-name="ACE-5" office:value-type="string">
            <text:p><text:a xlink:type="simple" xlink:actuate="onRequest" xlink:href="../../../../../c:/qualtop,correo" office:title="Pulsar una vez con el botón izquierdo para seguir este enlace.&#10;Pulsar una vez con el botón central para seleccionar esta celda">carpeta c:/qualtop,correo <text:s text:c="4"/></text:a></text:p>
          </table:table-cell>
          <table:table-cell table:style-name="ACE-1" office:value-type="string">
            <text:p>Completo</text:p>
          </table:table-cell>
          <table:table-cell table:style-name="ACE-0" office:value-type="string">
            <text:p>Jovanny Zepeda</text:p>
          </table:table-cell>
          <table:table-cell table:style-name="ACE-4" office:value-type="string">
            <text:p>ok</text:p>
          </table:table-cell>
          <table:table-cell table:style-name="ACE-4" office:value-type="string">
            <text:p>todo completo</text:p>
          </table:table-cell>
          <table:table-cell table:number-columns-repeated="121" table:style-name="ACE-4"/>
        </table:table-row>
        <table:table-row table:style-name="AROW-0" table:number-rows-repeated="1048552">
          <table:table-cell table:number-columns-repeated="128"/>
        </table:table-row>
        <table:named-expressions>
          <table:named-expression table:name="Print_Area" table:expression="of:=#REF!" table:base-cell-address="$'respaldos'.$A$1"/>
          <table:named-expression table:name="Sheet_Title" table:expression="of:=&quot;respaldos&quot;" table:base-cell-address="$'respaldos'.$A$1"/>
        </table:named-expressions>
        <gnm:selections gnm:cursor-col="0" gnm:cursor-row="0">
          <gnm:selection gnm:start-col="0" gnm:start-row="0" gnm:end-col="2" gnm:end-row="0"/>
        </gnm:selections>
      </table:table>
      <table:table table:name="faltantes de respaldo" table:style-name="ta-1" table:print="true">
        <office:forms form:automatic-focus="false" form:apply-design-mode="false">
          <form:form/>
        </office:forms>
        <table:table-column table:default-cell-style-name="ACE-8" table:style-name="ACOL-7"/>
        <table:table-column table:default-cell-style-name="ACE-8" table:style-name="ACOL-0"/>
        <table:table-column table:default-cell-style-name="ACE-8" table:style-name="ACOL-8"/>
        <table:table-column table:default-cell-style-name="ACE-8" table:style-name="ACOL-9"/>
        <table:table-column table:default-cell-style-name="ACE-8" table:style-name="ACOL-0" table:number-columns-repeated="124"/>
        <table:table-row table:style-name="AROW-1">
          <table:table-cell table:style-name="ACE-6" office:value-type="string">
            <text:p>Nombre de persona</text:p>
          </table:table-cell>
          <table:table-cell table:style-name="ACE-6" office:value-type="string">
            <text:p>Requiere respaldo</text:p>
          </table:table-cell>
          <table:table-cell table:style-name="ACE-6" office:value-type="string">
            <text:p>Carpetas a respaldar</text:p>
          </table:table-cell>
          <table:table-cell table:style-name="ACE-7"/>
          <table:table-cell table:number-columns-repeated="124" table:style-name="ACE-8"/>
        </table:table-row>
        <table:table-row table:style-name="AROW-1">
          <table:table-cell table:style-name="ACE-7" office:value-type="string">
            <text:p>luis miguel angulo</text:p>
          </table:table-cell>
          <table:table-cell table:style-name="ACE-7" office:value-type="string">
            <text:p>si</text:p>
          </table:table-cell>
          <table:table-cell table:style-name="ACE-7" office:value-type="string">
            <text:p>Carpeta correo</text:p>
          </table:table-cell>
          <table:table-cell table:style-name="ACE-7" office:value-type="string">
            <text:p>N/A</text:p>
          </table:table-cell>
          <table:table-cell table:number-columns-repeated="124" table:style-name="ACE-8"/>
        </table:table-row>
        <table:table-row table:style-name="AROW-1">
          <table:table-cell table:style-name="ACE-7" office:value-type="string">
            <text:p>rocio valle</text:p>
          </table:table-cell>
          <table:table-cell table:style-name="ACE-7" office:value-type="string">
            <text:p>si</text:p>
          </table:table-cell>
          <table:table-cell table:style-name="ACE-7" office:value-type="string">
            <text:p>Carpeta respaldo rocio, outlook</text:p>
          </table:table-cell>
          <table:table-cell table:style-name="ACE-7" office:value-type="string">
            <text:p>Partes</text:p>
          </table:table-cell>
          <table:table-cell table:number-columns-repeated="124" table:style-name="ACE-8"/>
        </table:table-row>
        <table:table-row table:style-name="AROW-1">
          <table:table-cell table:style-name="ACE-7" office:value-type="string">
            <text:p>Jose Flores </text:p>
          </table:table-cell>
          <table:table-cell table:style-name="ACE-7" office:value-type="string">
            <text:p>Si </text:p>
          </table:table-cell>
          <table:table-cell table:style-name="ACE-7" office:value-type="string">
            <text:p>Carpetas a respaldo pepe,outlook</text:p>
          </table:table-cell>
          <table:table-cell table:style-name="ACE-7" office:value-type="string">
            <text:p>N/A</text:p>
          </table:table-cell>
          <table:table-cell table:number-columns-repeated="124" table:style-name="ACE-8"/>
        </table:table-row>
        <table:table-row table:style-name="AROW-1">
          <table:table-cell table:style-name="ACE-7" office:value-type="string">
            <text:p>Mariana Garcia</text:p>
          </table:table-cell>
          <table:table-cell table:style-name="ACE-7" office:value-type="string">
            <text:p>si</text:p>
          </table:table-cell>
          <table:table-cell table:style-name="ACE-7" office:value-type="string">
            <text:p>carpeta outlook,sye,qualtop</text:p>
          </table:table-cell>
          <table:table-cell table:style-name="ACE-7" office:value-type="string">
            <text:p>faltan outlook</text:p>
          </table:table-cell>
          <table:table-cell table:number-columns-repeated="124" table:style-name="ACE-8"/>
        </table:table-row>
        <table:table-row table:style-name="AROW-1">
          <table:table-cell table:style-name="ACE-7" office:value-type="string">
            <text:p>jose luis florez uribe</text:p>
          </table:table-cell>
          <table:table-cell table:style-name="ACE-7" office:value-type="string">
            <text:p>si</text:p>
          </table:table-cell>
          <table:table-cell table:style-name="ACE-7" office:value-type="string">
            <text:p>Carpeta correo mis documentos escritorio</text:p>
          </table:table-cell>
          <table:table-cell table:style-name="ACE-7" office:value-type="string">
            <text:p>No realizado</text:p>
          </table:table-cell>
          <table:table-cell table:number-columns-repeated="124" table:style-name="ACE-8"/>
        </table:table-row>
        <table:table-row table:style-name="AROW-1">
          <table:table-cell table:number-columns-repeated="128"/>
        </table:table-row>
        <table:table-row table:style-name="AROW-0" table:number-rows-repeated="120">
          <table:table-cell table:number-columns-repeated="128"/>
        </table:table-row>
        <table:table-row table:style-name="AROW-0">
          <table:table-cell table:style-name="ACE-9"/>
          <table:table-cell table:number-columns-repeated="127" table:style-name="ACE-8"/>
        </table:table-row>
        <table:named-expressions>
          <table:named-expression table:name="Print_Area" table:expression="of:=#REF!" table:base-cell-address="$'faltantes de respaldo'.$A$1"/>
          <table:named-expression table:name="Sheet_Title" table:expression="of:=&quot;faltantes de respaldo&quot;" table:base-cell-address="$'faltantes de respaldo'.$A$1"/>
        </table:named-expressions>
        <gnm:selections gnm:cursor-col="2" gnm:cursor-row="0">
          <gnm:selection gnm:start-col="2" gnm:start-row="0" gnm:end-col="2" gnm:end-row="127"/>
        </gnm:selections>
      </table:table>
      <table:table table:name="Hoja3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3'.$A$1"/>
          <table:named-expression table:name="Sheet_Title" table:expression="of:=&quot;Hoja3&quot;" table:base-cell-address="$'Hoja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103937007874014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respaldo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faltantes de respaldo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oja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4-14T21:02:36Z</dc:date>
    <meta:creation-date>2015-03-25T13:58:04Z</meta:creation-date>
    <meta:editing-cycles>14</meta:editing-cycles>
    <meta:editing-duration>PT5H13M7S</meta:editing-duration>
    <meta:generator>gnumeric/1.12.17</meta:generator>
  </office:meta>
</office:document-meta>
</file>